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ab-stops>
          <style:tab-stop style:position="3.1457in" style:type="center"/>
          <style:tab-stop style:position="6.6252in" style:type="right"/>
        </style:tab-stops>
      </style:paragraph-properties>
    </style:style>
    <style:style style:name="P2" style:family="paragraph" style:parent-style-name="Standard">
      <style:paragraph-properties fo:margin-left="0.4925in" fo:margin-right="0in" fo:text-indent="0in" style:auto-text-indent="false"/>
      <style:text-properties style:font-name="LMMonoProp10"/>
    </style:style>
    <style:style style:name="P3" style:family="paragraph" style:parent-style-name="Footnote" style:master-page-name="">
      <style:paragraph-properties fo:keep-together="always" style:page-number="auto">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a4a7c"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a4a7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y is Cassandra Fast? What are the drawbacks?</text:h>
      <text:p text:style-name="Standard">First let's see the computations by Cassandra to determine which node should receive which row. The math formula goes like this:</text:p>
      <text:p text:style-name="Standard"/>
      <text:p text:style-name="P1"><text:tab/><draw:frame draw:style-name="fr1" draw:name="Object3" text:anchor-type="as-char" svg:y="-0.528in" svg:width="4.0744in" svg:height="0.9957in" draw:z-index="1"><draw:object xlink:href="./Object 1" xlink:type="simple" xlink:show="embed" xlink:actuate="onLoad"/><draw:image xlink:href="./ObjectReplacements/Object 1" xlink:type="simple" xlink:show="embed" xlink:actuate="onLoad"/></draw:frame><text:tab/>(1)</text:p>
      <text:p text:style-name="Standard"/>
      <text:p text:style-name="Standard">In C++ it would look something like this:</text:p>
      <text:p text:style-name="Standard"/>
      <text:p text:style-name="P2">int m = (n + c - 1) / c;</text:p>
      <text:p text:style-name="P2">int i[m];</text:p>
      <text:p text:style-name="P2">i[0] = h % m;</text:p>
      <text:p text:style-name="P2">for(int p = 1; p &lt; c; p++)</text:p>
      <text:p text:style-name="P2">{</text:p>
      <text:p text:style-name="P2"><text:tab/>i[p] = i[0] + m * p;</text:p>
      <text:p text:style-name="P2">}</text:p>
      <text:p text:style-name="Standard"/>
      <text:p text:style-name="Standard">The final array <text:span text:style-name="T1">i</text:span> represents the list of nodes that receive a copy of the row which hash is <text:span text:style-name="T1">h</text:span>. The time of the computation is therefore predictable and very short. Not only that, it does not depend on how much data you have in your cluster, only on how many copies you want of your data. Cassandra uses md5 to compute hashes. This gives a good distribution of the data over the nodes with no need for further computations (i.e. keys such as <text:span text:style-name="T1">key1</text:span>, <text:span text:style-name="T1">key2</text:span>, <text:span text:style-name="T1">key3</text:span>, etc. are all be found on different nodes when using their md5 checksum. With an alphabetical sort (or even just a binary sort,) they would likely all be on the same node, slowing down processing since that one node would have to do all the work.) This means any type of basic encryption is enough to compute a useful hash for this usage.</text:p>
      <text:p text:style-name="Standard"/>
      <text:p text:style-name="Standard">As we can see, if <text:span text:style-name="T1">n</text:span> is an exactly multiple of <text:span text:style-name="T1">c,</text:span> as defined by<draw:frame draw:style-name="fr1" draw:name="Object2" text:anchor-type="as-char" svg:y="-0.2437in" svg:width="0.511in" svg:height="0.3929in" draw:z-index="0"><draw:object xlink:href="./Object 2" xlink:type="simple" xlink:show="embed" xlink:actuate="onLoad"/><draw:image xlink:href="./ObjectReplacements/Object 2" xlink:type="simple" xlink:show="embed" xlink:actuate="onLoad"/></draw:frame>, then the distribution is considered perfect. Otherwise the same nodes in the ring get selected by different hashes (which should not matter in most circumstances, although it may somewhat stress out some of the nodes more than others.) As per definition, <text:span text:style-name="T1">n</text:span> represents the number of nodes and <text:span text:style-name="T1">c</text:span> the number of copies. So whenever <text:span text:style-name="T1">n</text:span> or <text:span text:style-name="T1">c</text:span> change, the location of the data changes in the cluster. This can be a problem because at the time you add one node or request for more or less copies, such a simple computation breaks. Now you have to assume that the data may be on the <text:span text:style-name="T3">old</text:span> cluster or on the <text:span text:style-name="T3">new</text:span> cluster (new data is always written at the right place, but old data may not yet have been moved to the node as computed with the new <text:span text:style-name="T1">n</text:span> <text:span text:style-name="T4">or </text:span><text:span text:style-name="T2">c</text:span><text:span text:style-name="T4"> </text:span>value<text:span text:style-name="T4">s</text:span>.)</text:p>
      <text:p text:style-name="Standard"/>
      <text:p text:style-name="Standard">Further more, if a node comes down (i.e. computer needs maintenance) then the cluster is broken as Cassandra always tries to read and write on that node. You cannot predict whether you're going to hit <text:soft-page-break/>that node because the system does not tell you anything about it. If you only use a write of ONE<text:note text:id="ftn1" text:note-class="footnote"><text:note-citation>1</text:note-citation><text:note-body><text:p text:style-name="P3">The read and write commands can make use of a mode that is set to ONE (read and/or write to a single node), ALL (read and/or write to all the nodes assigned the value), or QUORUM (write to a little over 50% of the nodes; calculated as <draw:frame draw:style-name="fr1" draw:name="Object1" text:anchor-type="as-char" svg:y="-0.2437in" svg:width="0.3957in" svg:height="0.3929in" draw:z-index="2"><draw:object xlink:href="./Object 3" xlink:type="simple" xlink:show="embed" xlink:actuate="onLoad"/><draw:image xlink:href="./ObjectReplacements/Object 3" xlink:type="simple" xlink:show="embed" xlink:actuate="onLoad"/></draw:frame>). There are a few other possibilities which are all similar to those mentioned here.</text:p></text:note-body></text:note>, then you have to use a read of ALL to make sure you get the latest data written. If you use a write of QUORUM, so that you can do a QUORUM read and ensure you get the latest data. However, when you read or write with QUORUM, you hit a large number of nodes and if any one of them is down, the whole process has to time out before you get an answer. This is quite unfortunate and means that nodes cannot easily be removed and added back to a cluster.</text:p>
      <text:p text:style-name="Standard"/>
      <text:p text:style-name="Standard">Although rows are found on nodes in this way, columns are “simple” b-trees within each row. That can cause problems because one row may be composed of up to 2 billion columns. This is like what I'd call a standard database, although tables with a small number of columns remain, of course, very fast. It is actually up to the user of the cluster to make use of smarts to breakup his index over multiple rows to not overload a few nodes when reading and writing data using that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Wilke</meta:initial-creator>
    <meta:creation-date>2013-05-18T15:43:14</meta:creation-date>
    <dc:date>2013-12-07T11:20:02</dc:date>
    <dc:creator>Alexis Wilke</dc:creator>
    <meta:editing-duration>PT5H23M53S</meta:editing-duration>
    <meta:editing-cycles>4</meta:editing-cycles>
    <meta:generator>LibreOffice/4.0.2.2$Linux_X86_64 LibreOffice_project/400m0$Build-2</meta:generator>
    <meta:document-statistic meta:table-count="0" meta:image-count="0" meta:object-count="3" meta:page-count="2" meta:paragraph-count="16" meta:word-count="679" meta:character-count="3474" meta:non-whitespace-character-count="2808"/>
  </office:meta>
</office:document-meta>
</file>

<file path=Object 1/content.xml><?xml version="1.0" encoding="utf-8"?>
<math xmlns="http://www.w3.org/1998/Math/MathML">
  <semantics>
    <mtable>
      <mtr>
        <mtd>
          <mrow>
            <mrow>
              <msub>
                <mrow>
                  <mi>i</mi>
                </mrow>
                <mrow>
                  <mi>p</mi>
                </mrow>
              </msub>
              <mo stretchy="false">=</mo>
              <mrow>
                <mi mathvariant="italic">Selected</mi>
                <mi mathvariant="italic">Nodes</mi>
              </mrow>
            </mrow>
            <mi>,</mi>
            <mrow>
              <mrow>
                <mi>n</mi>
              </mrow>
              <mo stretchy="false">=</mo>
              <mrow>
                <mi mathvariant="italic">Total</mi>
                <mi mathvariant="italic">Number</mi>
                <mi mathvariant="italic">of</mi>
                <mi mathvariant="italic">Nodes</mi>
              </mrow>
            </mrow>
            <mi>,</mi>
          </mrow>
        </mtd>
      </mtr>
      <mtr>
        <mtd>
          <mrow>
            <mrow>
              <mrow>
                <mi>h</mi>
              </mrow>
              <mo stretchy="false">=</mo>
              <mrow>
                <mi mathvariant="italic">Row</mi>
                <mi mathvariant="italic">Key</mi>
                <mi mathvariant="italic">Hash</mi>
              </mrow>
            </mrow>
            <mi>,</mi>
            <mrow>
              <mrow>
                <mi>c</mi>
              </mrow>
              <mo stretchy="false">=</mo>
              <mrow>
                <mi mathvariant="italic">Number</mi>
                <mi mathvariant="italic">of</mi>
                <mi mathvariant="italic">Copies</mi>
              </mrow>
            </mrow>
            <mi>,</mi>
            <mrow>
              <mrow>
                <mi>p</mi>
              </mrow>
              <mo stretchy="false">=</mo>
              <mrow>
                <mi mathvariant="italic">Copy</mi>
                <mi mathvariant="italic">Position</mi>
              </mrow>
            </mrow>
          </mrow>
        </mtd>
      </mtr>
      <mtr>
        <mtd>
          <mrow/>
        </mtd>
      </mtr>
      <mtr>
        <mtd>
          <mrow>
            <mrow>
              <mi>m</mi>
              <mo stretchy="false">=</mo>
              <mrow>
                <mrow>
                  <mo stretchy="false">⌈</mo>
                  <mrow>
                    <mfrac>
                      <mrow>
                        <mi>n</mi>
                      </mrow>
                      <mrow>
                        <mi>c</mi>
                      </mrow>
                    </mfrac>
                  </mrow>
                  <mo stretchy="false">⌉</mo>
                </mrow>
              </mrow>
            </mrow>
            <mi>,</mi>
            <mi/>
            <msub>
              <mrow>
                <mi>i</mi>
              </mrow>
              <mrow>
                <mi>p</mi>
              </mrow>
            </msub>
            <mrow>
              <mi/>
              <mo stretchy="false">=</mo>
              <mi/>
            </mrow>
            <mrow>
              <mrow>
                <mi>h</mi>
              </mrow>
              <mo stretchy="false">≡</mo>
              <mrow>
                <mi>m</mi>
              </mrow>
            </mrow>
            <mrow>
              <mi/>
              <mo stretchy="false">+</mo>
              <mi/>
            </mrow>
            <mrow>
              <mrow>
                <mi>m</mi>
              </mrow>
              <mo stretchy="false">×</mo>
              <mrow>
                <mi>p</mi>
              </mrow>
            </mrow>
            <mi/>
            <mi mathvariant="italic">with</mi>
            <mi/>
            <mrow>
              <mrow>
                <mn>0</mn>
                <mo stretchy="false">≤</mo>
                <mrow>
                  <mi>p</mi>
                </mrow>
              </mrow>
              <mo stretchy="false">&lt;</mo>
              <mrow>
                <mi>c</mi>
              </mrow>
            </mrow>
          </mrow>
        </mtd>
      </mtr>
    </mtable>
    <annotation encoding="StarMath 5.0">{i}_{p} = {Selected Nodes}, {n} = {Total Number of Nodes},
newline
{h} = {Row Key Hash}, {c} = {Number of Copies}, {p} = {Copy Position}
newline
newline
m = {lceil {n} over {c} rceil}, ~{i}_{p} ~= ~{h} equiv {m} ~+ ~{m} times {p} ~~with ~0 &lt;= {p} &lt; {c}</annotation>
  </semantics>
</math>
</file>

<file path=Object 2/content.xml><?xml version="1.0" encoding="utf-8"?>
<math xmlns="http://www.w3.org/1998/Math/MathML">
  <semantics>
    <mrow>
      <mrow>
        <mrow>
          <mfrac>
            <mi>n</mi>
            <mi>c</mi>
          </mfrac>
        </mrow>
        <mo stretchy="false">∈</mo>
        <msup>
          <mo stretchy="false">ℕ</mo>
          <mrow>
            <mtext>*</mtext>
          </mrow>
        </msup>
      </mrow>
    </mrow>
    <annotation encoding="StarMath 5.0">{n over c} in setN^{"*"}</annotation>
  </semantics>
</math>
</file>

<file path=Object 3/content.xml><?xml version="1.0" encoding="utf-8"?>
<math xmlns="http://www.w3.org/1998/Math/MathML">
  <semantics>
    <mrow>
      <mfrac>
        <mrow>
          <mrow>
            <mrow>
              <mi>n</mi>
            </mrow>
            <mo stretchy="false">+</mo>
            <mrow>
              <mn>1</mn>
            </mrow>
          </mrow>
        </mrow>
        <mrow>
          <mn>2</mn>
        </mrow>
      </mfrac>
    </mrow>
    <annotation encoding="StarMath 5.0">{{n} + {1}} over {2}</annotation>
  </semantics>
</math>
</file>